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Фантазии</text:h>
      <text:p text:style-name="P1">1. Дирижабль-ледокол</text:p>
      <text:p text:style-name="P1">2. Воздушный замок</text:p>
      <text:p text:style-name="P1">3. Воздушный авианосец (при том, что не падает на землю даже при полном выгорании — нужно добираться до него с земли, пробираться в резервную рубку управления и отключать автономный генератор, запечатанный в бронированном контейнере)</text:p>
      <text:p text:style-name="P1"><text:span text:style-name="T1">4. </text:span>Подземное море с тропами, проложенными по потолку пещеры — крепящимися к потолку помостами с промежуточными кабинками-убежищами от слизней-хищников</text:p>
      <text:p text:style-name="P3">5. <text:span text:style-name="T2">Передвижные деревянные крепости гномов. Передвигаются на огромных колёсах по равнинам. Становятся поперёк ручьёв (вода из ручья — источник энергии). Могут плавать (колёса служат гребными колёсами)</text:span></text:p>
      <text:p text:style-name="P3"><text:span text:style-name="T2"/></text:p>
      <text:p text:style-name="P3"><text:span text:style-name="T2">6. Парламентёр осаждающих приходит в крепость. </text:span></text:p>
      <text:p text:style-name="P3"><text:span text:style-name="T2">- Немедленно откройте ворота!</text:span></text:p>
      <text:p text:style-name="P3"><text:span text:style-name="T2">-И это всё? - вождь защищающихся отдаёт взглядом приказ. Ворота тотчас же открываются. На осаждающих из крепости вываливается толпа озверелых берсеркеров и рвёт всех на части.</text:span></text:p>
      <text:p text:style-name="P3"><text:span text:style-name="T2">- Немедленно закройте ворота! - кричит парламентёр осаждающих.</text:span></text:p>
      <text:p text:style-name="P3"><text:span text:style-name="T2">- Поздно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0T20:04:01.868000000</meta:creation-date>
    <dc:date>2015-10-05T22:51:41.89</dc:date>
    <meta:editing-duration>PT5M10S</meta:editing-duration>
    <meta:editing-cycles>3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11" meta:word-count="131" meta:character-count="950"/>
  </office:meta>
</office:document-meta>
</file>